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5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1"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2"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4" style:family="paragraph" style:parent-style-name="Table_20_Contents">
      <style:paragraph-properties fo:text-align="center" style:justify-single-word="false"/>
      <style:text-properties style:font-name="Nimbus Mono PS" officeooo:rsid="007a53f1" officeooo:paragraph-rsid="00a92936"/>
    </style:style>
    <style:style style:name="P55" style:family="paragraph" style:parent-style-name="Table_20_Contents">
      <style:paragraph-properties fo:text-align="center" style:justify-single-word="false"/>
      <style:text-properties style:font-name="Nimbus Mono PS" officeooo:rsid="007a53f1" officeooo:paragraph-rsid="00ca1599"/>
    </style:style>
    <style:style style:name="P56" style:family="paragraph" style:parent-style-name="Table_20_Contents">
      <style:paragraph-properties fo:text-align="center" style:justify-single-word="false"/>
      <style:text-properties style:font-name="Nimbus Mono PS" officeooo:rsid="0085f62d" officeooo:paragraph-rsid="00a92936"/>
    </style:style>
    <style:style style:name="P5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9" style:family="paragraph" style:parent-style-name="Table_20_Contents">
      <style:paragraph-properties fo:text-align="start" style:justify-single-word="false"/>
      <style:text-properties style:font-name="Nimbus Mono PS" officeooo:rsid="00ca1599" officeooo:paragraph-rsid="00ca1599"/>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1" style:family="paragraph" style:parent-style-name="Standard">
      <style:text-properties fo:font-size="8pt" officeooo:paragraph-rsid="00a92936" style:font-size-asian="7pt" style:font-size-complex="8pt"/>
    </style:style>
    <style:style style:name="P62" style:family="paragraph" style:parent-style-name="Standard">
      <style:text-properties officeooo:paragraph-rsid="00ca1599"/>
    </style:style>
    <style:style style:name="P63" style:family="paragraph">
      <loext:graphic-properties draw:fill-color="#000000"/>
      <style:paragraph-properties fo:text-align="center"/>
      <style:text-properties fo:font-size="12pt"/>
    </style:style>
    <style:style style:name="P64" style:family="paragraph">
      <style:paragraph-properties fo:text-align="center"/>
    </style:style>
    <style:style style:name="P65" style:family="paragraph">
      <loext:graphic-properties draw:fill-color="#ffffff"/>
    </style:style>
    <style:style style:name="P66"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8dfd9"/>
    </style:style>
    <style:style style:name="T72" style:family="text">
      <style:text-properties officeooo:rsid="00ca1599"/>
    </style:style>
    <style:style style:name="T73" style:family="text">
      <style:text-properties officeooo:rsid="00cbf125"/>
    </style:style>
    <style:style style:name="T74" style:family="text">
      <style:text-properties officeooo:rsid="00cd7bb3"/>
    </style:style>
    <style:style style:name="T75" style:family="text">
      <style:text-properties officeooo:rsid="00ce0fd1"/>
    </style:style>
    <style:style style:name="T76" style:family="text">
      <style:text-properties officeooo:rsid="00cfa351"/>
    </style:style>
    <style:style style:name="T77" style:family="text">
      <style:text-properties officeooo:rsid="00cfe248"/>
    </style:style>
    <style:style style:name="T78" style:family="text">
      <style:text-properties officeooo:rsid="00d1b7b4"/>
    </style:style>
    <style:style style:name="T79" style:family="text">
      <style:text-properties officeooo:rsid="00d1d973"/>
    </style:style>
    <style:style style:name="T80" style:family="text">
      <style:text-properties officeooo:rsid="00d2accf"/>
    </style:style>
    <style:style style:name="T81" style:family="text">
      <style:text-properties officeooo:rsid="00d2c903"/>
    </style:style>
    <style:style style:name="T82" style:family="text">
      <style:text-properties officeooo:rsid="00d2e63d"/>
    </style:style>
    <style:style style:name="T83" style:family="text">
      <style:text-properties officeooo:rsid="00d496f5"/>
    </style:style>
    <style:style style:name="T84" style:family="text">
      <style:text-properties officeooo:rsid="00d5eb4d"/>
    </style:style>
    <style:style style:name="T85" style:family="text">
      <style:text-properties officeooo:rsid="00d63e43"/>
    </style:style>
    <style:style style:name="T86" style:family="text">
      <style:text-properties officeooo:rsid="00d7bcab"/>
    </style:style>
    <style:style style:name="T87" style:family="text">
      <style:text-properties officeooo:rsid="00d84a8c"/>
    </style:style>
    <style:style style:name="T88" style:family="text">
      <style:text-properties officeooo:rsid="00d968cf"/>
    </style:style>
    <style:style style:name="T89" style:family="text">
      <style:text-properties officeooo:rsid="00d99ac7"/>
    </style:style>
    <style:style style:name="T90" style:family="text">
      <style:text-properties officeooo:rsid="00da503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2">BATTLETECH: <text:span text:style-name="T11">OUTWORLDS</text:span><text:span text:style-name="T12"> WASTES<text:line-break/></text:span><text:span text:style-name="T10"><text:line-break/></text:span><text:span text:style-name="T13">LINDEN 'THE CASTLE'</text:span></text:h>
      <text:p text:style-name="P45"/>
      <text:p text:style-name="P2">---------------------------- START TRANSMISSION ---------------------------</text:p>
      <text:p text:style-name="P1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5"/>
      <text:p text:style-name="P2"><draw:frame draw:style-name="fr1" draw:name="Image1" text:anchor-type="as-char" svg:width="5.5472in" svg:height="6.3346in" draw:z-index="0"><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45"/>
      <text:p text:style-name="P18">Unit <text:span text:style-name="T2">Limits</text:span>: 6K BV for 1v1, <text:span text:style-name="T6">10</text:span>K for 2v2.</text:p>
      <text:p text:style-name="P39"/>
      <text:p text:style-name="P20">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9"/>
      <text:p text:style-name="P5"><draw:line text:anchor-type="paragraph" draw:z-index="2" draw:name="Horizontal line 7" draw:style-name="gr2" draw:text-style-name="P64" svg:x1="3.813in" svg:y1="0.0161in" svg:x2="3.8094in" svg:y2="2.0752in"><text:p/></draw:line><draw:line text:anchor-type="paragraph" draw:z-index="3" draw:name="Horizontal line 8" draw:style-name="gr2" draw:text-style-name="P64" svg:x1="2.3299in" svg:y1="1.0299in" svg:x2="5.1898in" svg:y2="1.0299in"><text:p/></draw:line><draw:custom-shape text:anchor-type="char" draw:z-index="4" draw:name="Shape 28" draw:style-name="gr6" draw:text-style-name="P66"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66"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65" svg:width="2.8504in" svg:height="2.0587in"><text:p/><draw:enhanced-geometry svg:viewBox="0 0 21600 21600" draw:type="rectangle" draw:enhanced-path="M 0 0 L 21600 0 21600 21600 0 21600 0 0 Z N"/></draw:custom-shape></text:p>
      <text:p text:style-name="P39"/>
      <text:p text:style-name="P19"><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8"/>
      <text:p text:style-name="P1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37"/>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46"/>
      <text:p text:style-name="P22">Unit <text:span text:style-name="T2">Limits</text:span>: 6K BV for 1v1, <text:span text:style-name="T6">10</text:span>K for 2v2.</text:p>
      <text:p text:style-name="P40"/>
      <text:p text:style-name="P22">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40"/>
      <text:p text:style-name="P6"><draw:line text:anchor-type="paragraph" draw:z-index="7" draw:name="Horizontal line 1" draw:style-name="gr2" draw:text-style-name="P64" svg:x1="3.813in" svg:y1="0.0161in" svg:x2="3.8094in" svg:y2="2.0752in"><text:p/></draw:line><draw:line text:anchor-type="paragraph" draw:z-index="8" draw:name="Horizontal line 2" draw:style-name="gr2" draw:text-style-name="P64" svg:x1="2.3299in" svg:y1="1.0299in" svg:x2="5.1898in" svg:y2="1.0299in"><text:p/></draw:line><draw:custom-shape text:anchor-type="char" draw:z-index="9" draw:name="Shape 2"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65" svg:width="2.8504in" svg:height="2.0587in"><text:p/><draw:enhanced-geometry svg:viewBox="0 0 21600 21600" draw:type="rectangle" draw:enhanced-path="M 0 0 L 21600 0 21600 21600 0 21600 0 0 Z N"/></draw:custom-shape></text:p>
      <text:p text:style-name="P40"/>
      <text:p text:style-name="P23"><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40"/>
      <text:p text:style-name="P22"><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40"/>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1">Unit</text:p>
          </table:table-cell>
        </table:table-row>
        <table:table-row>
          <table:table-cell table:style-name="CastleBrianRAT.A2" office:value-type="string">
            <text:p text:style-name="P56">Archer ARC-2R</text:p>
          </table:table-cell>
        </table:table-row>
        <table:table-row>
          <table:table-cell table:style-name="CastleBrianRAT.A2" office:value-type="string">
            <text:p text:style-name="P54">Cataphract CTF-1X</text:p>
          </table:table-cell>
        </table:table-row>
        <table:table-row>
          <table:table-cell table:style-name="CastleBrianRAT.A2" office:value-type="string">
            <text:p text:style-name="P54">Charger CGR-2A2</text:p>
          </table:table-cell>
        </table:table-row>
        <table:table-row>
          <table:table-cell table:style-name="CastleBrianRAT.A2" office:value-type="string">
            <text:p text:style-name="P54">Crusader CRD-3R</text:p>
          </table:table-cell>
        </table:table-row>
        <table:table-row>
          <table:table-cell table:style-name="CastleBrianRAT.A2" office:value-type="string">
            <text:p text:style-name="P54">Cyclops CP-11-H</text:p>
          </table:table-cell>
        </table:table-row>
        <table:table-row>
          <table:table-cell table:style-name="CastleBrianRAT.A2" office:value-type="string">
            <text:p text:style-name="P54">Jagermek JM6-H</text:p>
          </table:table-cell>
        </table:table-row>
        <table:table-row>
          <table:table-cell table:style-name="CastleBrianRAT.A2" office:value-type="string">
            <text:p text:style-name="P54">Longbow LGB-0H</text:p>
          </table:table-cell>
        </table:table-row>
        <table:table-row>
          <table:table-cell table:style-name="CastleBrianRAT.A2" office:value-type="string">
            <text:p text:style-name="P54">Stalker STK-3H</text:p>
          </table:table-cell>
        </table:table-row>
        <table:table-row>
          <table:table-cell table:style-name="CastleBrianRAT.A2" office:value-type="string">
            <text:p text:style-name="P54">Thunderbolt TDR-5S</text:p>
          </table:table-cell>
        </table:table-row>
        <table:table-row>
          <table:table-cell table:style-name="CastleBrianRAT.A2" office:value-type="string">
            <text:p text:style-name="P54">Orion ON1-M</text:p>
          </table:table-cell>
        </table:table-row>
        <table:table-row>
          <table:table-cell table:style-name="CastleBrianRAT.A2" office:value-type="string">
            <text:p text:style-name="P54">Quickdraw QKD-4G</text:p>
          </table:table-cell>
        </table:table-row>
        <table:table-row>
          <table:table-cell table:style-name="CastleBrianRAT.A2" office:value-type="string">
            <text:p text:style-name="P54">Zeus ZEU-9S</text:p>
          </table:table-cell>
        </table:table-row>
      </table:table>
      <text:p text:style-name="P61"/>
      <text:p text:style-name="P57">Junkyard Mechs</text:p>
      <text:p text:style-name="P41"/>
      <text:p text:style-name="P58">Randomly select the appropriate number of junkyard mechs. Only use each mech once in a scenario.</text:p>
      <text:p text:style-name="P58"/>
      <text:p text:style-name="P10">---------------------------- START TRANSMISSION ---------------------------</text:p>
      <text:p text:style-name="P24"><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47"/>
      <text:p text:style-name="P26">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42"/>
      <text:p text:style-name="P25">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42"/>
      <text:p text:style-name="P9"><draw:line text:anchor-type="paragraph" draw:z-index="11" draw:name="Horizontal line 3" draw:style-name="gr2" draw:text-style-name="P64" svg:x1="2.763in" svg:y1="0.0161in" svg:x2="2.7594in" svg:y2="2.0752in"><text:p/></draw:line><draw:line text:anchor-type="paragraph" draw:z-index="13" draw:name="Horizontal line 4" draw:style-name="gr2" draw:text-style-name="P64" svg:x1="4.863in" svg:y1="0.0161in" svg:x2="4.8594in" svg:y2="2.0752in"><text:p/></draw:line><draw:custom-shape text:anchor-type="char" draw:z-index="12" draw:name="Shape 4"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65" svg:width="5.2669in" svg:height="2.0587in"><text:p/><draw:enhanced-geometry svg:viewBox="0 0 21600 21600" draw:type="rectangle" draw:enhanced-path="M 0 0 L 21600 0 21600 21600 0 21600 0 0 Z N"/></draw:custom-shape></text:p>
      <text:p text:style-name="P42"/>
      <text:p text:style-name="P27"><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42"/>
      <text:p text:style-name="P24"><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42"/>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0"><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30"><text:span text:style-name="T9"><text:line-break/></text:span>----------------------------- END TRANSMISSION ----------------------------</text:p>
      <text:p text:style-name="P48"/>
      <text:p text:style-name="P28">Unit <text:span text:style-name="T2">Limits</text:span>: 6K BV for 1v1, <text:span text:style-name="T6">10</text:span>K for 2v2.</text:p>
      <text:p text:style-name="P43"/>
      <text:p text:style-name="P35">Map: <text:span text:style-name="T59">Four mapsheets with </text:span><text:span text:style-name="T73">open</text:span> terrain. <text:span text:style-name="T30">Place </text:span><text:span text:style-name="T59">seven buildings on the defenders side of the map, no closer than 4 hexes to any edge and at least 4 hexes apart from each other, </text:span><text:span text:style-name="T74">with at least 3 on buildings on each mapsheet</text:span><text:span text:style-name="T59">. Each building is light with a construction factor of 10. The defender secretly selects 1 building to be the spy headquarters. The defender </text:span><text:span text:style-name="T76">deploys their units on the </text:span><text:span text:style-name="T63">the defender</text:span><text:span text:style-name="T39">'</text:span><text:span text:style-name="T63">s half of the map </text:span><text:span text:style-name="T59">before the scenario begins </text:span><text:span text:style-name="T76">and may</text:span><text:span text:style-name="T59"> deploy </text:span><text:span text:style-name="T75">their combat vehicle and infantry units</text:span><text:span text:style-name="T59"> as hidden units.</text:span></text:p>
      <text:p text:style-name="P43"/>
      <text:p text:style-name="P12"><draw:line text:anchor-type="paragraph" draw:z-index="15" draw:name="Horizontal line 5" draw:style-name="gr2" draw:text-style-name="P64" svg:x1="3.813in" svg:y1="0.0161in" svg:x2="3.8094in" svg:y2="2.0752in"><text:p/></draw:line><draw:line text:anchor-type="paragraph" draw:z-index="16" draw:name="Horizontal line 6" draw:style-name="gr2" draw:text-style-name="P64" svg:x1="2.3299in" svg:y1="1.0299in" svg:x2="5.1898in" svg:y2="1.0299in"><text:p/></draw:line><draw:custom-shape text:anchor-type="char" draw:z-index="17" draw:name="Shape 6" draw:style-name="gr1" draw:text-style-name="P63"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65" svg:width="2.8504in" svg:height="2.0587in"><text:p/><draw:enhanced-geometry svg:viewBox="0 0 21600 21600" draw:type="rectangle" draw:enhanced-path="M 0 0 L 21600 0 21600 21600 0 21600 0 0 Z N"/></draw:custom-shape><draw:custom-shape text:anchor-type="char" draw:z-index="18" draw:name="Shape 7" draw:style-name="gr1" draw:text-style-name="P63"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63"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63"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63"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63"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63"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8"><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43"/>
      <text:p text:style-name="P29"><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ext:span><text:span text:style-name="T79">a member of the</text:span><text:span text:style-name="T59"> enemy infantry unit </text:span><text:span text:style-name="T61">wa</text:span><text:span text:style-name="T59">s </text:span><text:span text:style-name="T79">killed</text:span><text:span text:style-name="T59">. </text:span><text:span text:style-name="T61">Use the Swarm Attack Modifiers Table with a base target number of 2 to determine if an enemy infantry trooper is captured </text:span><text:span text:style-name="T80">instead of killed</text:span><text:span text:style-name="T61">.</text:span><text:span text:style-name="T59"> Earn 3.0M C-bills for capturing an enemy combatant.</text:span></text:p>
      <text:p text:style-name="P43"/>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5">---------------------------- START TRANSMISSION ---------------------------</text:p>
      <text:p text:style-name="P30"><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0">Map: <text:span text:style-name="T59">Four mapsheets with </text:span><text:span text:style-name="T67">hilly</text:span> terrain. <text:span text:style-name="T30"><text:s/></text:span><text:span text:style-name="T52">The Generalisimo is a 4/4 pilot in a</text:span><text:span text:style-name="T87">n</text:span><text:span text:style-name="T52"> </text:span><text:span text:style-name="T53">Orion ON1-M. The</text:span><text:span text:style-name="T64"> lieutenant is a 4/4 pilot in a</text:span><text:span text:style-name="T90">n Archer ARC-2R</text:span><text:span text:style-name="T13">. </text:span><text:span text:style-name="T65">Half of the total BV for each side is BattleMechs from the Pirates list representing local forces, </text:span><text:span text:style-name="T82">including the</text:span><text:span text:style-name="T65"> Generalisimo and his lieutenant. </text:span><text:span text:style-name="T81">The </text:span><text:span text:style-name="T83">additional </text:span><text:span text:style-name="T84">local</text:span><text:span text:style-name="T81"> units may have any skill level between 3/4 and 5/6.</text:span><text:span text:style-name="T65"> </text:span><text:span text:style-name="T64">These units must deploy first on each side.</text:span></text:p>
      <text:p text:style-name="P44"/>
      <text:p text:style-name="P14"><draw:line text:anchor-type="paragraph" draw:z-index="25" draw:name="Horizontal line 9" draw:style-name="gr2" draw:text-style-name="P64" svg:x1="3.813in" svg:y1="0.0161in" svg:x2="3.8094in" svg:y2="2.0752in"><text:p/></draw:line><draw:line text:anchor-type="paragraph" draw:z-index="26" draw:name="Horizontal line 10" draw:style-name="gr2" draw:text-style-name="P64" svg:x1="2.3299in" svg:y1="1.0299in" svg:x2="5.1898in" svg:y2="1.0299in"><text:p/></draw:line><draw:custom-shape text:anchor-type="as-char" draw:z-index="24" draw:name="Shape 13" draw:style-name="gr3" draw:text-style-name="P65" svg:width="2.8504in" svg:height="2.0587in"><text:p/><draw:enhanced-geometry svg:viewBox="0 0 21600 21600" draw:type="rectangle" draw:enhanced-path="M 0 0 L 21600 0 21600 21600 0 21600 0 0 Z N"/></draw:custom-shape></text:p>
      <text:p text:style-name="P44"/>
      <text:p text:style-name="P31"><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82">s</text:span><text:span text:style-name="T67">.</text:span></text:p>
      <text:p text:style-name="P44"/>
      <text:p text:style-name="P30"><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 </text:span><text:span text:style-name="T85">Th</text:span><text:span text:style-name="T86">e secondary objective is scored</text:span><text:span text:style-name="T85"> once per unit per turn.</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5">---------------------------- START TRANSMISSION ---------------------------</text:p>
      <text:p text:style-name="P30"><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3">Map: <text:span text:style-name="T59">Four mapsheets with </text:span><text:span text:style-name="T64">lunar</text:span> terrain.<text:span text:style-name="T59"> </text:span><text:span text:style-name="T64">The map uses </text:span><text:span text:style-name="T77">V</text:span><text:span text:style-name="T64">acuum and </text:span><text:span text:style-name="T77">L</text:span><text:span text:style-name="T64">ow </text:span><text:span text:style-name="T77">G</text:span><text:span text:style-name="T64">ravity, 0.2 G, rules. </text:span><text:span text:style-name="T77">(Players may </text:span><text:span text:style-name="T89">choose</text:span><text:span text:style-name="T77"> to use Trace Atmosphere or Thin Atmospher</text:span><text:span text:style-name="T88">e rules.</text:span><text:span text:style-name="T77">)</text:span></text:p>
      <text:p text:style-name="P33"/>
      <text:p text:style-name="P33"><text:span text:style-name="T72">D</text:span><text:span text:style-name="T71">istribute 7 hangar </text:span><text:span text:style-name="T72">entrances</text:span><text:span text:style-name="T71"> on the map, 3 evenly distributed on the center line of the map and 2 more within 6 hexes of each side of the centerline. </text:span><text:span text:style-name="T72">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60">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4"/>
      <text:p text:style-name="P14"><draw:line text:anchor-type="paragraph" draw:z-index="28" draw:name="Horizontal line 11" draw:style-name="gr2" draw:text-style-name="P64" svg:x1="3.813in" svg:y1="0.0161in" svg:x2="3.8094in" svg:y2="2.0752in"><text:p/></draw:line><draw:line text:anchor-type="paragraph" draw:z-index="29" draw:name="Horizontal line 12" draw:style-name="gr2" draw:text-style-name="P64" svg:x1="2.3299in" svg:y1="1.0299in" svg:x2="5.1898in" svg:y2="1.0299in"><text:p/></draw:line><draw:custom-shape text:anchor-type="char" draw:z-index="30" draw:name="Shape 22" draw:style-name="gr1" draw:text-style-name="P63"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1" draw:text-style-name="P63"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1" draw:text-style-name="P63"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5" draw:style-name="gr1" draw:text-style-name="P63"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6" draw:style-name="gr1" draw:text-style-name="P63"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5" draw:name="Shape 30" draw:style-name="gr1" draw:text-style-name="P63"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31" draw:style-name="gr1" draw:text-style-name="P63"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7" draw:name="Shape 21" draw:style-name="gr3" draw:text-style-name="P65" svg:width="2.8504in" svg:height="2.0587in"><text:p/><draw:enhanced-geometry svg:viewBox="0 0 21600 21600" draw:type="rectangle" draw:enhanced-path="M 0 0 L 21600 0 21600 21600 0 21600 0 0 Z N"/></draw:custom-shape></text:p>
      <text:p text:style-name="P44"/>
      <text:p text:style-name="P30"><text:span text:style-name="T7">Primary Objective: </text:span><text:span text:style-name="T71">Roll on the RAT below to determine which </text:span><text:span text:style-name="T72">aerospace fighters</text:span><text:span text:style-name="T71"> you recover.</text:span></text:p>
      <text:p text:style-name="P44"/>
      <text:p text:style-name="P36"><text:span text:style-name="T7">Secondary Objective: </text:span><text:span text:style-name="T77">Successfully attack the enemy dropship </text:span><text:span text:style-name="T78">with an infantry unit. This will not seriously damage the enemy dropship, but this is about showing that you can do it</text:span><text:span text:style-name="T61">.</text:span><text:span text:style-name="T59"> Earn </text:span><text:span text:style-name="T67">1</text:span><text:span text:style-name="T59">.0M C-bills for </text:span><text:span text:style-name="T67">each successful </text:span><text:span text:style-name="T68">weapon </text:span><text:span text:style-name="T67">attack </text:span><text:span text:style-name="T78">on the enemy dropship</text:span><text:span text:style-name="T67">, up to a maximum of 3.0M C-bills</text:span><text:span text:style-name="T59">.</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2">Result</text:p>
          </table:table-cell>
          <table:table-cell table:style-name="Table1.B1" office:value-type="string">
            <text:p text:style-name="P53">Unit</text:p>
          </table:table-cell>
        </table:table-row>
        <table:table-row>
          <table:table-cell table:style-name="Table1.A2" office:value-type="string">
            <text:p text:style-name="P55">2</text:p>
          </table:table-cell>
          <table:table-cell table:style-name="Table1.B2" office:value-type="string">
            <text:p text:style-name="P59">Ahab AHB-443b</text:p>
          </table:table-cell>
        </table:table-row>
        <table:table-row>
          <table:table-cell table:style-name="Table1.A2" office:value-type="string">
            <text:p text:style-name="P55">3</text:p>
          </table:table-cell>
          <table:table-cell table:style-name="Table1.B2" office:value-type="string">
            <text:p text:style-name="P59">Stuka STU-K5</text:p>
          </table:table-cell>
        </table:table-row>
        <table:table-row>
          <table:table-cell table:style-name="Table1.A2" office:value-type="string">
            <text:p text:style-name="P55">4</text:p>
          </table:table-cell>
          <table:table-cell table:style-name="Table1.B2" office:value-type="string">
            <text:p text:style-name="P59">Ironsides IRN-SD1</text:p>
          </table:table-cell>
        </table:table-row>
        <table:table-row>
          <table:table-cell table:style-name="Table1.A2" office:value-type="string">
            <text:p text:style-name="P55">5</text:p>
          </table:table-cell>
          <table:table-cell table:style-name="Table1.B2" office:value-type="string">
            <text:p text:style-name="P59">Lucifer LCF-R20</text:p>
          </table:table-cell>
        </table:table-row>
        <table:table-row>
          <table:table-cell table:style-name="Table1.A2" office:value-type="string">
            <text:p text:style-name="P55">6</text:p>
          </table:table-cell>
          <table:table-cell table:style-name="Table1.B2" office:value-type="string">
            <text:p text:style-name="P59">Eagle CGL-R10</text:p>
          </table:table-cell>
        </table:table-row>
        <table:table-row>
          <table:table-cell table:style-name="Table1.A2" office:value-type="string">
            <text:p text:style-name="P55">7</text:p>
          </table:table-cell>
          <table:table-cell table:style-name="Table1.B2" office:value-type="string">
            <text:p text:style-name="P59">Hammerhead HMR-HDb</text:p>
          </table:table-cell>
        </table:table-row>
        <table:table-row>
          <table:table-cell table:style-name="Table1.A2" office:value-type="string">
            <text:p text:style-name="P55">8</text:p>
          </table:table-cell>
          <table:table-cell table:style-name="Table1.B2" office:value-type="string">
            <text:p text:style-name="P59">Tomahawk THK-63</text:p>
          </table:table-cell>
        </table:table-row>
        <table:table-row>
          <table:table-cell table:style-name="Table1.A2" office:value-type="string">
            <text:p text:style-name="P55">9</text:p>
          </table:table-cell>
          <table:table-cell table:style-name="Table1.B2" office:value-type="string">
            <text:p text:style-name="P59">Gotha GTHA-500b</text:p>
          </table:table-cell>
        </table:table-row>
        <table:table-row>
          <table:table-cell table:style-name="Table1.A2" office:value-type="string">
            <text:p text:style-name="P55">10</text:p>
          </table:table-cell>
          <table:table-cell table:style-name="Table1.B2" office:value-type="string">
            <text:p text:style-name="P59">Chippewa CHP-W5</text:p>
          </table:table-cell>
        </table:table-row>
        <table:table-row>
          <table:table-cell table:style-name="Table1.A2" office:value-type="string">
            <text:p text:style-name="P55">11</text:p>
          </table:table-cell>
          <table:table-cell table:style-name="Table1.B2" office:value-type="string">
            <text:p text:style-name="P59">Lightning LTN-G15b</text:p>
          </table:table-cell>
        </table:table-row>
        <table:table-row>
          <table:table-cell table:style-name="Table1.A2" office:value-type="string">
            <text:p text:style-name="P55">12</text:p>
          </table:table-cell>
          <table:table-cell table:style-name="Table1.B2" office:value-type="string">
            <text:p text:style-name="P59">Rapier RPR-101</text:p>
          </table:table-cell>
        </table:table-row>
      </table:table>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10T14:33:39.505241840</dc:date>
    <meta:editing-duration>P1DT2H26M38S</meta:editing-duration>
    <meta:editing-cycles>188</meta:editing-cycles>
    <meta:generator>LibreOffice/7.6.6.3$Linux_X86_64 LibreOffice_project/60$Build-3</meta:generator>
    <meta:document-statistic meta:table-count="2" meta:image-count="1" meta:object-count="0" meta:page-count="9" meta:paragraph-count="101" meta:word-count="2076" meta:character-count="13023" meta:non-whitespace-character-count="11024"/>
  </office:meta>
</office:document-meta>
</file>